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_.bzh"><text:variable-set text:name="Left_Guideword" text:display="none" text:formula="ooow: -d" office:value-type="string" office:string-value=" -d"/></text:span><text:span text:style-name="headword_.bzh"><text:variable-set text:name="Right_Guideword" text:display="none" text:formula="ooow: -d" office:value-type="string" office:string-value=" -d"/></text:span><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entry_letData_dicBody">da</text:span><text:span text:style-name="headword_.bzh"><text:variable-set text:name="Left_Guideword" text:display="none" text:formula="ooow: da" office:value-type="string" office:string-value=" da"/></text:span><text:span text:style-name="headword_.bzh"><text:variable-set text:name="Right_Guideword" text:display="none" text:formula="ooow: da" office:value-type="string" office:string-value=" da"/></text:span><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 text:display="none" text:formula="ooow: daba" office:value-type="string" office:string-value=" daba"/></text:span><text:span text:style-name="headword_.bzh"><text:variable-set text:name="Right_Guideword" text:display="none" text:formula="ooow: daba" office:value-type="string" office:string-value=" daba"/></text:span><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 text:display="none" text:formula="ooow: dabanġ" office:value-type="string" office:string-value=" dabanġ"/></text:span><text:span text:style-name="headword_.bzh"><text:variable-set text:name="Right_Guideword" text:display="none" text:formula="ooow: dabanġ" office:value-type="string" office:string-value=" dabanġ"/></text:span><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 text:display="none" text:formula="ooow: dabeenġ" office:value-type="string" office:string-value=" dabeenġ"/></text:span><text:span text:style-name="headword_.bzh"><text:variable-set text:name="Right_Guideword" text:display="none" text:formula="ooow: dabeenġ" office:value-type="string" office:string-value=" dabeenġ"/></text:span><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 text:display="none" text:formula="ooow: dabi" office:value-type="string" office:string-value=" dabi"/></text:span><text:span text:style-name="headword_.bzh"><text:variable-set text:name="Right_Guideword" text:display="none" text:formula="ooow: dabi" office:value-type="string" office:string-value=" dabi"/></text:span><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 text:display="none" text:formula="ooow: Dabudenġ" office:value-type="string" office:string-value=" Dabudenġ"/></text:span><text:span text:style-name="headword_.bzh"><text:variable-set text:name="Right_Guideword" text:display="none" text:formula="ooow: Dabudenġ" office:value-type="string" office:string-value=" Dabudenġ"/></text:span><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budenġ</text:span><text:span text:style-name="headword_.bzh"><text:variable-set text:name="Left_Guideword" text:display="none" text:formula="ooow: dabudenġ" office:value-type="string" office:string-value=" dabudenġ"/></text:span><text:span text:style-name="headword_.bzh"><text:variable-set text:name="Right_Guideword" text:display="none" text:formula="ooow: dabudenġ" office:value-type="string" office:string-value=" dabudenġ"/></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 text:display="none" text:formula="ooow: dabudenġ" office:value-type="string" office:string-value=" dabudenġ"/></text:span><text:span text:style-name="headword_.bzh"><text:variable-set text:name="Right_Guideword" text:display="none" text:formula="ooow: dabudenġ" office:value-type="string" office:string-value=" dabudenġ"/></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 text:display="none" text:formula="ooow: dabun" office:value-type="string" office:string-value=" dabun"/></text:span><text:span text:style-name="headword_.bzh"><text:variable-set text:name="Right_Guideword" text:display="none" text:formula="ooow: dabun" office:value-type="string" office:string-value=" dabun"/></text:spa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dah-nevu</text:span><text:span text:style-name="headword_.bzh"><text:variable-set text:name="Left_Guideword" text:display="none" text:formula="ooow: dadah-nevu" office:value-type="string" office:string-value=" dadah-nevu"/></text:span><text:span text:style-name="headword_.bzh"><text:variable-set text:name="Right_Guideword" text:display="none" text:formula="ooow: dadah-nevu" office:value-type="string" office:string-value=" dadah-nevu"/></text:span><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 text:display="none" text:formula="ooow: dadah-reek" office:value-type="string" office:string-value=" dadah-reek"/></text:span><text:span text:style-name="headword_.bzh"><text:variable-set text:name="Right_Guideword" text:display="none" text:formula="ooow: dadah-reek" office:value-type="string" office:string-value=" dadah-reek"/></text:span><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 text:display="none" text:formula="ooow: dadëk" office:value-type="string" office:string-value=" dadëk"/></text:span><text:span text:style-name="headword_.bzh"><text:variable-set text:name="Right_Guideword" text:display="none" text:formula="ooow: dadëk" office:value-type="string" office:string-value=" dadëk"/></text:span><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 text:display="none" text:formula="ooow: dadii" office:value-type="string" office:string-value=" dadii"/></text:span><text:span text:style-name="headword_.bzh"><text:variable-set text:name="Right_Guideword" text:display="none" text:formula="ooow: dadii" office:value-type="string" office:string-value=" dadii"/></text:span><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 text:display="none" text:formula="ooow: dadov" office:value-type="string" office:string-value=" dadov"/></text:span><text:span text:style-name="headword_.bzh"><text:variable-set text:name="Right_Guideword" text:display="none" text:formula="ooow: dadov" office:value-type="string" office:string-value=" dadov"/></text:span><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entry_letData_dicBody">daduġ</text:span><text:span text:style-name="headword_.bzh"><text:variable-set text:name="Left_Guideword" text:display="none" text:formula="ooow: daduġ" office:value-type="string" office:string-value=" daduġ"/></text:span><text:span text:style-name="headword_.bzh"><text:variable-set text:name="Right_Guideword" text:display="none" text:formula="ooow: daduġ" office:value-type="string" office:string-value=" daduġ"/></text:span><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 text:display="none" text:formula="ooow: dagul-ggoo" office:value-type="string" office:string-value=" dagul-ggoo"/></text:span><text:span text:style-name="headword_.bzh"><text:variable-set text:name="Right_Guideword" text:display="none" text:formula="ooow: dagul-ggoo" office:value-type="string" office:string-value=" dagul-ggoo"/></text:span><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 text:display="none" text:formula="ooow: daġaheng" office:value-type="string" office:string-value=" daġaheng"/></text:span><text:span text:style-name="headword_.bzh"><text:variable-set text:name="Right_Guideword" text:display="none" text:formula="ooow: daġaheng" office:value-type="string" office:string-value=" daġaheng"/></text:span><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 text:display="none" text:formula="ooow: daġed" office:value-type="string" office:string-value=" daġed"/></text:span><text:span text:style-name="headword_.bzh"><text:variable-set text:name="Right_Guideword" text:display="none" text:formula="ooow: daġed" office:value-type="string" office:string-value=" daġed"/></text:span><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 text:display="none" text:formula="ooow: daġi" office:value-type="string" office:string-value=" daġi"/></text:span><text:span text:style-name="headword_.bzh"><text:variable-set text:name="Right_Guideword" text:display="none" text:formula="ooow: daġi" office:value-type="string" office:string-value=" daġi"/></text:span><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ġijébeng</text:span><text:span text:style-name="headword_.bzh"><text:variable-set text:name="Left_Guideword" text:display="none" text:formula="ooow: daġijébeng" office:value-type="string" office:string-value=" daġijébeng"/></text:span><text:span text:style-name="headword_.bzh"><text:variable-set text:name="Right_Guideword" text:display="none" text:formula="ooow: daġijébeng" office:value-type="string" office:string-value=" daġijébeng"/></text:span><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 text:display="none" text:formula="ooow: daġo" office:value-type="string" office:string-value=" daġo"/></text:span><text:span text:style-name="headword_.bzh"><text:variable-set text:name="Right_Guideword" text:display="none" text:formula="ooow: daġo" office:value-type="string" office:string-value=" daġo"/></text:span><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entry_letData_dicBody">daġoo</text:span><text:span text:style-name="headword_.bzh"><text:variable-set text:name="Left_Guideword" text:display="none" text:formula="ooow: daġoo" office:value-type="string" office:string-value=" daġoo"/></text:span><text:span text:style-name="headword_.bzh"><text:variable-set text:name="Right_Guideword" text:display="none" text:formula="ooow: daġoo" office:value-type="string" office:string-value=" daġoo"/></text:span><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 text:display="none" text:formula="ooow: Daġoraa" office:value-type="string" office:string-value=" Daġoraa"/></text:span><text:span text:style-name="headword_.bzh"><text:variable-set text:name="Right_Guideword" text:display="none" text:formula="ooow: Daġoraa" office:value-type="string" office:string-value=" Daġoraa"/></text:span><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 text:display="none" text:formula="ooow: daġoreḳ" office:value-type="string" office:string-value=" daġoreḳ"/></text:span><text:span text:style-name="headword_.bzh"><text:variable-set text:name="Right_Guideword" text:display="none" text:formula="ooow: daġoreḳ" office:value-type="string" office:string-value=" daġoreḳ"/></text:span><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 text:display="none" text:formula="ooow: daġölahë" office:value-type="string" office:string-value=" daġölahë"/></text:span><text:span text:style-name="headword_.bzh"><text:variable-set text:name="Right_Guideword" text:display="none" text:formula="ooow: daġölahë" office:value-type="string" office:string-value=" daġölahë"/></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 text:display="none" text:formula="ooow: daġölahë" office:value-type="string" office:string-value=" daġölahë"/></text:span><text:span text:style-name="headword_.bzh"><text:variable-set text:name="Right_Guideword" text:display="none" text:formula="ooow: daġölahë" office:value-type="string" office:string-value=" daġölahë"/></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 text:display="none" text:formula="ooow: daggen" office:value-type="string" office:string-value=" daggen"/></text:span><text:span text:style-name="headword_.bzh"><text:variable-set text:name="Right_Guideword" text:display="none" text:formula="ooow: daggen" office:value-type="string" office:string-value=" daggen"/></text:spa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 text:display="none" text:formula="ooow: dagwem" office:value-type="string" office:string-value=" dagwem"/></text:span><text:span text:style-name="headword_.bzh"><text:variable-set text:name="Right_Guideword" text:display="none" text:formula="ooow: dagwem" office:value-type="string" office:string-value=" dagwem"/></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 text:display="none" text:formula="ooow: dagwem" office:value-type="string" office:string-value=" dagwem"/></text:span><text:span text:style-name="headword_.bzh"><text:variable-set text:name="Right_Guideword" text:display="none" text:formula="ooow: dagwem" office:value-type="string" office:string-value=" dagwem"/></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 text:display="none" text:formula="ooow: dah" office:value-type="string" office:string-value=" dah"/></text:span><text:span text:style-name="headword_.bzh"><text:variable-set text:name="Right_Guideword" text:display="none" text:formula="ooow: dah" office:value-type="string" office:string-value=" dah"/></text:span><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 text:display="none" text:formula="ooow: dahaam" office:value-type="string" office:string-value=" dahaam"/></text:span><text:span text:style-name="headword_.bzh"><text:variable-set text:name="Right_Guideword" text:display="none" text:formula="ooow: dahaam" office:value-type="string" office:string-value=" dahaam"/></text:span><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 text:display="none" text:formula="ooow: dahah" office:value-type="string" office:string-value=" dahah"/></text:span><text:span text:style-name="headword_.bzh"><text:variable-set text:name="Right_Guideword" text:display="none" text:formula="ooow: dahah" office:value-type="string" office:string-value=" dahah"/></text:span><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 text:display="none" text:formula="ooow: dahah-belon" office:value-type="string" office:string-value=" dahah-belon"/></text:span><text:span text:style-name="headword_.bzh"><text:variable-set text:name="Right_Guideword" text:display="none" text:formula="ooow: dahah-belon" office:value-type="string" office:string-value=" dahah-belon"/></text:spa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 text:display="none" text:formula="ooow: Dahahu" office:value-type="string" office:string-value=" Dahahu"/></text:span><text:span text:style-name="headword_.bzh"><text:variable-set text:name="Right_Guideword" text:display="none" text:formula="ooow: Dahahu" office:value-type="string" office:string-value=" Dahahu"/></text:span><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 text:display="none" text:formula="ooow: dahid" office:value-type="string" office:string-value=" dahid"/></text:span><text:span text:style-name="headword_.bzh"><text:variable-set text:name="Right_Guideword" text:display="none" text:formula="ooow: dahid" office:value-type="string" office:string-value=" dahid"/></text:span><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 text:display="none" text:formula="ooow: dahis" office:value-type="string" office:string-value=" dahis"/></text:span><text:span text:style-name="headword_.bzh"><text:variable-set text:name="Right_Guideword" text:display="none" text:formula="ooow: dahis" office:value-type="string" office:string-value=" dahis"/></text:span><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entry_letData_dicBody">dahis ti</text:span><text:span text:style-name="headword_.bzh"><text:variable-set text:name="Left_Guideword" text:display="none" text:formula="ooow: dahis ti" office:value-type="string" office:string-value=" dahis ti"/></text:span><text:span text:style-name="headword_.bzh"><text:variable-set text:name="Right_Guideword" text:display="none" text:formula="ooow: dahis ti" office:value-type="string" office:string-value=" dahis ti"/></text:span><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 text:display="none" text:formula="ooow: dahisoong" office:value-type="string" office:string-value=" dahisoong"/></text:span><text:span text:style-name="headword_.bzh"><text:variable-set text:name="Right_Guideword" text:display="none" text:formula="ooow: dahisoong" office:value-type="string" office:string-value=" dahisoong"/></text:span><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 text:display="none" text:formula="ooow: dahoov" office:value-type="string" office:string-value=" dahoov"/></text:span><text:span text:style-name="headword_.bzh"><text:variable-set text:name="Right_Guideword" text:display="none" text:formula="ooow: dahoov" office:value-type="string" office:string-value=" dahoov"/></text:span><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 text:display="none" text:formula="ooow: dahuk" office:value-type="string" office:string-value=" dahuk"/></text:span><text:span text:style-name="headword_.bzh"><text:variable-set text:name="Right_Guideword" text:display="none" text:formula="ooow: dahuk" office:value-type="string" office:string-value=" dahuk"/></text:span><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 text:display="none" text:formula="ooow: dahun" office:value-type="string" office:string-value=" dahun"/></text:span><text:span text:style-name="headword_.bzh"><text:variable-set text:name="Right_Guideword" text:display="none" text:formula="ooow: dahun" office:value-type="string" office:string-value=" dahun"/></text:spa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 text:display="none" text:formula="ooow: dali" office:value-type="string" office:string-value=" dali"/></text:span><text:span text:style-name="headword_.bzh"><text:variable-set text:name="Right_Guideword" text:display="none" text:formula="ooow: dali" office:value-type="string" office:string-value=" dali"/></text:span><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t come to see u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libeng</text:span><text:span text:style-name="headword_.bzh"><text:variable-set text:name="Left_Guideword" text:display="none" text:formula="ooow: dalibeng" office:value-type="string" office:string-value=" dalibeng"/></text:span><text:span text:style-name="headword_.bzh"><text:variable-set text:name="Right_Guideword" text:display="none" text:formula="ooow: dalibeng" office:value-type="string" office:string-value=" dalibeng"/></text:span><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 text:display="none" text:formula="ooow: dalödin" office:value-type="string" office:string-value=" dalödin"/></text:span><text:span text:style-name="headword_.bzh"><text:variable-set text:name="Right_Guideword" text:display="none" text:formula="ooow: dalödin" office:value-type="string" office:string-value=" dalödin"/></text:spa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 text:display="none" text:formula="ooow: damun" office:value-type="string" office:string-value=" damun"/></text:span><text:span text:style-name="headword_.bzh"><text:variable-set text:name="Right_Guideword" text:display="none" text:formula="ooow: damun" office:value-type="string" office:string-value=" damun"/></text:spa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 text:display="none" text:formula="ooow: danaad" office:value-type="string" office:string-value=" danaad"/></text:span><text:span text:style-name="headword_.bzh"><text:variable-set text:name="Right_Guideword" text:display="none" text:formula="ooow: danaad" office:value-type="string" office:string-value=" danaad"/></text:span><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 text:display="none" text:formula="ooow: danġaat" office:value-type="string" office:string-value=" danġaat"/></text:span><text:span text:style-name="headword_.bzh"><text:variable-set text:name="Right_Guideword" text:display="none" text:formula="ooow: danġaat" office:value-type="string" office:string-value=" danġaat"/></text:span><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 text:display="none" text:formula="ooow: danġadanġ" office:value-type="string" office:string-value=" danġadanġ"/></text:span><text:span text:style-name="headword_.bzh"><text:variable-set text:name="Right_Guideword" text:display="none" text:formula="ooow: danġadanġ" office:value-type="string" office:string-value=" danġadanġ"/></text:span><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 text:display="none" text:formula="ooow: danġed" office:value-type="string" office:string-value=" danġed"/></text:span><text:span text:style-name="headword_.bzh"><text:variable-set text:name="Right_Guideword" text:display="none" text:formula="ooow: danġed" office:value-type="string" office:string-value=" danġed"/></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 text:display="none" text:formula="ooow: danġed" office:value-type="string" office:string-value=" danġed"/></text:span><text:span text:style-name="headword_.bzh"><text:variable-set text:name="Right_Guideword" text:display="none" text:formula="ooow: danġed" office:value-type="string" office:string-value=" danġed"/></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 text:display="none" text:formula="ooow: danġödenġ" office:value-type="string" office:string-value=" danġödenġ"/></text:span><text:span text:style-name="headword_.bzh"><text:variable-set text:name="Right_Guideword" text:display="none" text:formula="ooow: danġödenġ" office:value-type="string" office:string-value=" danġödenġ"/></text:span><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 text:display="none" text:formula="ooow: daröd" office:value-type="string" office:string-value=" daröd"/></text:span><text:span text:style-name="headword_.bzh"><text:variable-set text:name="Right_Guideword" text:display="none" text:formula="ooow: daröd" office:value-type="string" office:string-value=" daröd"/></text:span><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 text:display="none" text:formula="ooow: daröö" office:value-type="string" office:string-value=" daröö"/></text:span><text:span text:style-name="headword_.bzh"><text:variable-set text:name="Right_Guideword" text:display="none" text:formula="ooow: daröö" office:value-type="string" office:string-value=" daröö"/></text:span><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 text:display="none" text:formula="ooow: Datëëk" office:value-type="string" office:string-value=" Datëëk"/></text:span><text:span text:style-name="headword_.bzh"><text:variable-set text:name="Right_Guideword" text:display="none" text:formula="ooow: Datëëk" office:value-type="string" office:string-value=" Datëëk"/></text:span><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 text:display="none" text:formula="ooow: datëv" office:value-type="string" office:string-value=" datëv"/></text:span><text:span text:style-name="headword_.bzh"><text:variable-set text:name="Right_Guideword" text:display="none" text:formula="ooow: datëv" office:value-type="string" office:string-value=" datëv"/></text:span><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 text:display="none" text:formula="ooow: davës" office:value-type="string" office:string-value=" davës"/></text:span><text:span text:style-name="headword_.bzh"><text:variable-set text:name="Right_Guideword" text:display="none" text:formula="ooow: davës" office:value-type="string" office:string-value=" davës"/></text:span><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 text:display="none" text:formula="ooow: david" office:value-type="string" office:string-value=" david"/></text:span><text:span text:style-name="headword_.bzh"><text:variable-set text:name="Right_Guideword" text:display="none" text:formula="ooow: david" office:value-type="string" office:string-value=" david"/></text:span><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 text:display="none" text:formula="ooow: de-" office:value-type="string" office:string-value=" de-"/></text:span><text:span text:style-name="headword_.bzh"><text:variable-set text:name="Right_Guideword" text:display="none" text:formula="ooow: de-" office:value-type="string" office:string-value=" de-"/></text:span><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bu</text:span><text:span text:style-name="headword_.bzh"><text:variable-set text:name="Left_Guideword" text:display="none" text:formula="ooow: debu" office:value-type="string" office:string-value=" debu"/></text:span><text:span text:style-name="headword_.bzh"><text:variable-set text:name="Right_Guideword" text:display="none" text:formula="ooow: debu" office:value-type="string" office:string-value=" debu"/></text:span><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 text:display="none" text:formula="ooow: debu" office:value-type="string" office:string-value=" debu"/></text:span><text:span text:style-name="headword_.bzh"><text:variable-set text:name="Right_Guideword" text:display="none" text:formula="ooow: debu" office:value-type="string" office:string-value=" debu"/></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 text:display="none" text:formula="ooow: debulin" office:value-type="string" office:string-value=" debulin"/></text:span><text:span text:style-name="headword_.bzh"><text:variable-set text:name="Right_Guideword" text:display="none" text:formula="ooow: debulin" office:value-type="string" office:string-value=" debulin"/></text:spa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dod</text:span><text:span text:style-name="headword_.bzh"><text:variable-set text:name="Left_Guideword" text:display="none" text:formula="ooow: dedod" office:value-type="string" office:string-value=" dedod"/></text:span><text:span text:style-name="headword_.bzh"><text:variable-set text:name="Right_Guideword" text:display="none" text:formula="ooow: dedod" office:value-type="string" office:string-value=" dedod"/></text:span><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entry_letData_dicBody">dedonġ</text:span><text:span text:style-name="headword_.bzh"><text:variable-set text:name="Left_Guideword" text:display="none" text:formula="ooow: dedonġ" office:value-type="string" office:string-value=" dedonġ"/></text:span><text:span text:style-name="headword_.bzh"><text:variable-set text:name="Right_Guideword" text:display="none" text:formula="ooow: dedonġ" office:value-type="string" office:string-value=" dedonġ"/></text:span><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 text:display="none" text:formula="ooow: dedödin" office:value-type="string" office:string-value=" dedödin"/></text:span><text:span text:style-name="headword_.bzh"><text:variable-set text:name="Right_Guideword" text:display="none" text:formula="ooow: dedödin" office:value-type="string" office:string-value=" dedödin"/></text:spa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döggin</text:span><text:span text:style-name="headword_.bzh"><text:variable-set text:name="Left_Guideword" text:display="none" text:formula="ooow: dedöggin" office:value-type="string" office:string-value=" dedöggin"/></text:span><text:span text:style-name="headword_.bzh"><text:variable-set text:name="Right_Guideword" text:display="none" text:formula="ooow: dedöggin" office:value-type="string" office:string-value=" dedöggin"/></text:spa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 text:display="none" text:formula="ooow: dedul" office:value-type="string" office:string-value=" dedul"/></text:span><text:span text:style-name="headword_.bzh"><text:variable-set text:name="Right_Guideword" text:display="none" text:formula="ooow: dedul" office:value-type="string" office:string-value=" dedul"/></text:span><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 text:display="none" text:formula="ooow: dedum" office:value-type="string" office:string-value=" dedum"/></text:span><text:span text:style-name="headword_.bzh"><text:variable-set text:name="Right_Guideword" text:display="none" text:formula="ooow: dedum" office:value-type="string" office:string-value=" dedum"/></text:span><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 text:display="none" text:formula="ooow: dedun" office:value-type="string" office:string-value=" dedun"/></text:span><text:span text:style-name="headword_.bzh"><text:variable-set text:name="Right_Guideword" text:display="none" text:formula="ooow: dedun" office:value-type="string" office:string-value=" dedun"/></text:spa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 text:display="none" text:formula="ooow: dee" office:value-type="string" office:string-value=" dee"/></text:span><text:span text:style-name="headword_.bzh"><text:variable-set text:name="Right_Guideword" text:display="none" text:formula="ooow: dee" office:value-type="string" office:string-value=" dee"/></text:span><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 text:display="none" text:formula="ooow: deek" office:value-type="string" office:string-value=" deek"/></text:span><text:span text:style-name="headword_.bzh"><text:variable-set text:name="Right_Guideword" text:display="none" text:formula="ooow: deek" office:value-type="string" office:string-value=" deek"/></text:span><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entry_letData_dicBody">degën</text:span><text:span text:style-name="headword_.bzh"><text:variable-set text:name="Left_Guideword" text:display="none" text:formula="ooow: degën" office:value-type="string" office:string-value=" degën"/></text:span><text:span text:style-name="headword_.bzh"><text:variable-set text:name="Right_Guideword" text:display="none" text:formula="ooow: degën" office:value-type="string" office:string-value=" degën"/></text:spa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 text:display="none" text:formula="ooow: degi" office:value-type="string" office:string-value=" degi"/></text:span><text:span text:style-name="headword_.bzh"><text:variable-set text:name="Right_Guideword" text:display="none" text:formula="ooow: degi" office:value-type="string" office:string-value=" degi"/></text:span><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 text:display="none" text:formula="ooow: degu" office:value-type="string" office:string-value=" degu"/></text:span><text:span text:style-name="headword_.bzh"><text:variable-set text:name="Right_Guideword" text:display="none" text:formula="ooow: degu" office:value-type="string" office:string-value=" degu"/></text:span><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 text:display="none" text:formula="ooow: deġinengin" office:value-type="string" office:string-value=" deġinengin"/></text:span><text:span text:style-name="headword_.bzh"><text:variable-set text:name="Right_Guideword" text:display="none" text:formula="ooow: deġinengin" office:value-type="string" office:string-value=" deġinengin"/></text:spa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 text:display="none" text:formula="ooow: deġo" office:value-type="string" office:string-value=" deġo"/></text:span><text:span text:style-name="headword_.bzh"><text:variable-set text:name="Right_Guideword" text:display="none" text:formula="ooow: deġo" office:value-type="string" office:string-value=" deġo"/></text:span><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 text:display="none" text:formula="ooow: deggédek" office:value-type="string" office:string-value=" deggédek"/></text:span><text:span text:style-name="headword_.bzh"><text:variable-set text:name="Right_Guideword" text:display="none" text:formula="ooow: deggédek" office:value-type="string" office:string-value=" deggédek"/></text:span><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 text:display="none" text:formula="ooow: deggideng" office:value-type="string" office:string-value=" deggideng"/></text:span><text:span text:style-name="headword_.bzh"><text:variable-set text:name="Right_Guideword" text:display="none" text:formula="ooow: deggideng" office:value-type="string" office:string-value=" deggideng"/></text:span><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is</text:span><text:span text:style-name="headword_.bzh"><text:variable-set text:name="Left_Guideword" text:display="none" text:formula="ooow: deggis" office:value-type="string" office:string-value=" deggis"/></text:span><text:span text:style-name="headword_.bzh"><text:variable-set text:name="Right_Guideword" text:display="none" text:formula="ooow: deggis" office:value-type="string" office:string-value=" deggis"/></text:span><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un</text:span><text:span text:style-name="headword_.bzh"><text:variable-set text:name="Left_Guideword" text:display="none" text:formula="ooow: deggun" office:value-type="string" office:string-value=" deggun"/></text:span><text:span text:style-name="headword_.bzh"><text:variable-set text:name="Right_Guideword" text:display="none" text:formula="ooow: deggun" office:value-type="string" office:string-value=" deggun"/></text:spa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 text:display="none" text:formula="ooow: degwa" office:value-type="string" office:string-value=" degwa"/></text:span><text:span text:style-name="headword_.bzh"><text:variable-set text:name="Right_Guideword" text:display="none" text:formula="ooow: degwa" office:value-type="string" office:string-value=" degwa"/></text:span><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entry_letData_dicBody">degwaseḳë</text:span><text:span text:style-name="headword_.bzh"><text:variable-set text:name="Left_Guideword" text:display="none" text:formula="ooow: degwaseḳë" office:value-type="string" office:string-value=" degwaseḳë"/></text:span><text:span text:style-name="headword_.bzh"><text:variable-set text:name="Right_Guideword" text:display="none" text:formula="ooow: degwaseḳë" office:value-type="string" office:string-value=" degwaseḳë"/></text:span><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 text:display="none" text:formula="ooow: degwata" office:value-type="string" office:string-value=" degwata"/></text:span><text:span text:style-name="headword_.bzh"><text:variable-set text:name="Right_Guideword" text:display="none" text:formula="ooow: degwata" office:value-type="string" office:string-value=" degwata"/></text:span><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 text:display="none" text:formula="ooow: degwata los degwata" office:value-type="string" office:string-value=" degwata los degwata"/></text:span><text:span text:style-name="headword_.bzh"><text:variable-set text:name="Right_Guideword" text:display="none" text:formula="ooow: degwata los degwata" office:value-type="string" office:string-value=" degwata los degwata"/></text:span><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 text:display="none" text:formula="ooow: dehud" office:value-type="string" office:string-value=" dehud"/></text:span><text:span text:style-name="headword_.bzh"><text:variable-set text:name="Right_Guideword" text:display="none" text:formula="ooow: dehud" office:value-type="string" office:string-value=" dehud"/></text:span><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 text:display="none" text:formula="ooow: dob" office:value-type="string" office:string-value=" dob"/></text:span><text:span text:style-name="headword_.bzh"><text:variable-set text:name="Right_Guideword" text:display="none" text:formula="ooow: dob" office:value-type="string" office:string-value=" dob"/></text:span><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entry_letData_dicBody">dob ahë</text:span><text:span text:style-name="headword_.bzh"><text:variable-set text:name="Left_Guideword" text:display="none" text:formula="ooow: dob ahë" office:value-type="string" office:string-value=" dob ahë"/></text:span><text:span text:style-name="headword_.bzh"><text:variable-set text:name="Right_Guideword" text:display="none" text:formula="ooow: dob ahë" office:value-type="string" office:string-value=" dob ahë"/></text:span><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 text:display="none" text:formula="ooow: dob-ḳenu" office:value-type="string" office:string-value=" dob-ḳenu"/></text:span><text:span text:style-name="headword_.bzh"><text:variable-set text:name="Right_Guideword" text:display="none" text:formula="ooow: dob-ḳenu" office:value-type="string" office:string-value=" dob-ḳenu"/></text:span><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obahë</text:span><text:span text:style-name="headword_.bzh"><text:variable-set text:name="Left_Guideword" text:display="none" text:formula="ooow: dobahë" office:value-type="string" office:string-value=" dobahë"/></text:span><text:span text:style-name="headword_.bzh"><text:variable-set text:name="Right_Guideword" text:display="none" text:formula="ooow: dobahë" office:value-type="string" office:string-value=" dobahë"/></text:span><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 text:display="none" text:formula="ooow: doblu" office:value-type="string" office:string-value=" doblu"/></text:span><text:span text:style-name="headword_.bzh"><text:variable-set text:name="Right_Guideword" text:display="none" text:formula="ooow: doblu" office:value-type="string" office:string-value=" doblu"/></text:span><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 text:display="none" text:formula="ooow: dobnë" office:value-type="string" office:string-value=" dobnë"/></text:span><text:span text:style-name="headword_.bzh"><text:variable-set text:name="Right_Guideword" text:display="none" text:formula="ooow: dobnë" office:value-type="string" office:string-value=" dobnë"/></text:span><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 text:display="none" text:formula="ooow: dod" office:value-type="string" office:string-value=" dod"/></text:span><text:span text:style-name="headword_.bzh"><text:variable-set text:name="Right_Guideword" text:display="none" text:formula="ooow: dod" office:value-type="string" office:string-value=" dod"/></text:span><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 text:display="none" text:formula="ooow: dokta" office:value-type="string" office:string-value=" dokta"/></text:span><text:span text:style-name="headword_.bzh"><text:variable-set text:name="Right_Guideword" text:display="none" text:formula="ooow: dokta" office:value-type="string" office:string-value=" dokta"/></text:span><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 text:display="none" text:formula="ooow: domeng" office:value-type="string" office:string-value=" domeng"/></text:span><text:span text:style-name="headword_.bzh"><text:variable-set text:name="Right_Guideword" text:display="none" text:formula="ooow: domeng" office:value-type="string" office:string-value=" domeng"/></text:span><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 text:display="none" text:formula="ooow: döleng" office:value-type="string" office:string-value=" döleng"/></text:span><text:span text:style-name="headword_.bzh"><text:variable-set text:name="Right_Guideword" text:display="none" text:formula="ooow: döleng" office:value-type="string" office:string-value=" döleng"/></text:span><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önġ</text:span><text:span text:style-name="headword_.bzh"><text:variable-set text:name="Left_Guideword" text:display="none" text:formula="ooow: dönġ" office:value-type="string" office:string-value=" dönġ"/></text:span><text:span text:style-name="headword_.bzh"><text:variable-set text:name="Right_Guideword" text:display="none" text:formula="ooow: dönġ" office:value-type="string" office:string-value=" dönġ"/></text:span><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entry_letData_dicBody">dönġ-hus</text:span><text:span text:style-name="headword_.bzh"><text:variable-set text:name="Left_Guideword" text:display="none" text:formula="ooow: dönġ-hus" office:value-type="string" office:string-value=" dönġ-hus"/></text:span><text:span text:style-name="headword_.bzh"><text:variable-set text:name="Right_Guideword" text:display="none" text:formula="ooow: dönġ-hus" office:value-type="string" office:string-value=" dönġ-hus"/></text:span><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 text:display="none" text:formula="ooow: döök döök" office:value-type="string" office:string-value=" döök döök"/></text:span><text:span text:style-name="headword_.bzh"><text:variable-set text:name="Right_Guideword" text:display="none" text:formula="ooow: döök döök" office:value-type="string" office:string-value=" döök döök"/></text:span><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entry_letData_dicBody">du</text:span><text:span text:style-name="headword_.bzh"><text:variable-set text:name="Left_Guideword" text:display="none" text:formula="ooow: du" office:value-type="string" office:string-value=" du"/></text:span><text:span text:style-name="headword_.bzh"><text:variable-set text:name="Right_Guideword" text:display="none" text:formula="ooow: du" office:value-type="string" office:string-value=" du"/></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 text:display="none" text:formula="ooow: du raḳ beġö" office:value-type="string" office:string-value=" du raḳ beġö"/></text:span><text:span text:style-name="headword_.bzh"><text:variable-set text:name="Right_Guideword" text:display="none" text:formula="ooow: du raḳ beġö" office:value-type="string" office:string-value=" du raḳ beġö"/></text:span><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entry_letData_dicBody">dub-agga</text:span><text:span text:style-name="headword_.bzh"><text:variable-set text:name="Left_Guideword" text:display="none" text:formula="ooow: dub-agga" office:value-type="string" office:string-value=" dub-agga"/></text:span><text:span text:style-name="headword_.bzh"><text:variable-set text:name="Right_Guideword" text:display="none" text:formula="ooow: dub-agga" office:value-type="string" office:string-value=" dub-agga"/></text:span><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 text:display="none" text:formula="ooow: dub-ḳapiya" office:value-type="string" office:string-value=" dub-ḳapiya"/></text:span><text:span text:style-name="headword_.bzh"><text:variable-set text:name="Right_Guideword" text:display="none" text:formula="ooow: dub-ḳapiya" office:value-type="string" office:string-value=" dub-ḳapiya"/></text:span><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 text:display="none" text:formula="ooow: dub-soda-yi" office:value-type="string" office:string-value=" dub-soda-yi"/></text:span><text:span text:style-name="headword_.bzh"><text:variable-set text:name="Right_Guideword" text:display="none" text:formula="ooow: dub-soda-yi" office:value-type="string" office:string-value=" dub-soda-yi"/></text:span><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 text:display="none" text:formula="ooow: dub-supinsën-yi" office:value-type="string" office:string-value=" dub-supinsën-yi"/></text:span><text:span text:style-name="headword_.bzh"><text:variable-set text:name="Right_Guideword" text:display="none" text:formula="ooow: dub-supinsën-yi" office:value-type="string" office:string-value=" dub-supinsën-yi"/></text:span><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 text:display="none" text:formula="ooow: dub-vabuung-böp" office:value-type="string" office:string-value=" dub-vabuung-böp"/></text:span><text:span text:style-name="headword_.bzh"><text:variable-set text:name="Right_Guideword" text:display="none" text:formula="ooow: dub-vabuung-böp" office:value-type="string" office:string-value=" dub-vabuung-böp"/></text:span><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 text:display="none" text:formula="ooow: dubdub" office:value-type="string" office:string-value=" dubdub"/></text:span><text:span text:style-name="headword_.bzh"><text:variable-set text:name="Right_Guideword" text:display="none" text:formula="ooow: dubdub" office:value-type="string" office:string-value=" dubdub"/></text:span><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 text:display="none" text:formula="ooow: dudeḳ" office:value-type="string" office:string-value=" dudeḳ"/></text:span><text:span text:style-name="headword_.bzh"><text:variable-set text:name="Right_Guideword" text:display="none" text:formula="ooow: dudeḳ" office:value-type="string" office:string-value=" dudeḳ"/></text:span><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 text:display="none" text:formula="ooow: duġ" office:value-type="string" office:string-value=" duġ"/></text:span><text:span text:style-name="headword_.bzh"><text:variable-set text:name="Right_Guideword" text:display="none" text:formula="ooow: duġ" office:value-type="string" office:string-value=" duġ"/></text:span><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t know, so she can'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entry_letData_dicBody">duġin</text:span><text:span text:style-name="headword_.bzh"><text:variable-set text:name="Left_Guideword" text:display="none" text:formula="ooow: duġin" office:value-type="string" office:string-value=" duġin"/></text:span><text:span text:style-name="headword_.bzh"><text:variable-set text:name="Right_Guideword" text:display="none" text:formula="ooow: duġin" office:value-type="string" office:string-value=" duġin"/></text:spa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 text:display="none" text:formula="ooow: duh" office:value-type="string" office:string-value=" duh"/></text:span><text:span text:style-name="headword_.bzh"><text:variable-set text:name="Right_Guideword" text:display="none" text:formula="ooow: duh" office:value-type="string" office:string-value=" duh"/></text:span><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 text:display="none" text:formula="ooow: dum" office:value-type="string" office:string-value=" dum"/></text:span><text:span text:style-name="headword_.bzh"><text:variable-set text:name="Right_Guideword" text:display="none" text:formula="ooow: dum" office:value-type="string" office:string-value=" dum"/></text:span><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 text:display="none" text:formula="ooow: dun" office:value-type="string" office:string-value=" dun"/></text:span><text:span text:style-name="headword_.bzh"><text:variable-set text:name="Right_Guideword" text:display="none" text:formula="ooow: dun" office:value-type="string" office:string-value=" dun"/></text:spa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 text:display="none" text:formula="ooow: dus" office:value-type="string" office:string-value=" dus"/></text:span><text:span text:style-name="headword_.bzh"><text:variable-set text:name="Right_Guideword" text:display="none" text:formula="ooow: dus" office:value-type="string" office:string-value=" dus"/></text:span><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entry_letData_dicBody">dus dus</text:span><text:span text:style-name="headword_.bzh"><text:variable-set text:name="Left_Guideword" text:display="none" text:formula="ooow: dus dus" office:value-type="string" office:string-value=" dus dus"/></text:span><text:span text:style-name="headword_.bzh"><text:variable-set text:name="Right_Guideword" text:display="none" text:formula="ooow: dus dus" office:value-type="string" office:string-value=" dus dus"/></text:span><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u</text:span><text:span text:style-name="headword_.bzh"><text:variable-set text:name="Left_Guideword" text:display="none" text:formula="ooow: duu" office:value-type="string" office:string-value=" duu"/></text:span><text:span text:style-name="headword_.bzh"><text:variable-set text:name="Right_Guideword" text:display="none" text:formula="ooow: duu" office:value-type="string" office:string-value=" duu"/></text:span><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 text:display="none" text:formula="ooow: duum" office:value-type="string" office:string-value=" duum"/></text:span><text:span text:style-name="headword_.bzh"><text:variable-set text:name="Right_Guideword" text:display="none" text:formula="ooow: duum" office:value-type="string" office:string-value=" duum"/></text:span><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 text:display="none" text:formula="ooow: duung" office:value-type="string" office:string-value=" duung"/></text:span><text:span text:style-name="headword_.bzh"><text:variable-set text:name="Right_Guideword" text:display="none" text:formula="ooow: duung" office:value-type="string" office:string-value=" duung"/></text:span><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v</text:span><text:span text:style-name="headword_.bzh"><text:variable-set text:name="Left_Guideword" text:display="none" text:formula="ooow: duv" office:value-type="string" office:string-value=" duv"/></text:span><text:span text:style-name="headword_.bzh"><text:variable-set text:name="Right_Guideword" text:display="none" text:formula="ooow: duv" office:value-type="string" office:string-value=" duv"/></text:span><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 text:display="none" text:formula="ooow: duvöön" office:value-type="string" office:string-value=" duvöön"/></text:span><text:span text:style-name="headword_.bzh"><text:variable-set text:name="Right_Guideword" text:display="none" text:formula="ooow: duvöön" office:value-type="string" office:string-value=" duvöön"/></text:spa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_.bzh"><text:variable-set text:name="Left_Guideword" text:display="none" text:formula="ooow: =e" office:value-type="string" office:string-value=" =e"/></text:span><text:span text:style-name="headword_.bzh"><text:variable-set text:name="Right_Guideword" text:display="none" text:formula="ooow: =e" office:value-type="string" office:string-value=" =e"/></text:span><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text:span><text:span text:style-name="headword_.bzh"><text:variable-set text:name="Left_Guideword" text:display="none" text:formula="ooow: -e" office:value-type="string" office:string-value=" -e"/></text:span><text:span text:style-name="headword_.bzh"><text:variable-set text:name="Right_Guideword" text:display="none" text:formula="ooow: -e" office:value-type="string" office:string-value=" -e"/></text:span><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s you eh! You'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s come (and he shouldn't hav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e!</text:span><text:span text:style-name="headword_.bzh"><text:variable-set text:name="Left_Guideword" text:display="none" text:formula="ooow: e!" office:value-type="string" office:string-value=" e!"/></text:span><text:span text:style-name="headword_.bzh"><text:variable-set text:name="Right_Guideword" text:display="none" text:formula="ooow: e!" office:value-type="string" office:string-value=" e!"/></text:span><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m not going, I'm going to stay her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e</text:span><text:span text:style-name="headword_.bzh"><text:variable-set text:name="Left_Guideword" text:display="none" text:formula="ooow: ee" office:value-type="string" office:string-value=" ee"/></text:span><text:span text:style-name="headword_.bzh"><text:variable-set text:name="Right_Guideword" text:display="none" text:formula="ooow: ee" office:value-type="string" office:string-value=" ee"/></text:span><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 text:display="none" text:formula="ooow: eeḳ" office:value-type="string" office:string-value=" eeḳ"/></text:span><text:span text:style-name="headword_.bzh"><text:variable-set text:name="Right_Guideword" text:display="none" text:formula="ooow: eeḳ" office:value-type="string" office:string-value=" eeḳ"/></text:span><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kë</text:span><text:span text:style-name="headword_.bzh"><text:variable-set text:name="Left_Guideword" text:display="none" text:formula="ooow: ekë" office:value-type="string" office:string-value=" ekë"/></text:span><text:span text:style-name="headword_.bzh"><text:variable-set text:name="Right_Guideword" text:display="none" text:formula="ooow: ekë" office:value-type="string" office:string-value=" ekë"/></text:span><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entry_letData_dicBody">=eḳ</text:span><text:span text:style-name="headwordminor_.bzh"><text:variable-set text:name="Left_Guideword" text:display="none" text:formula="ooow: =eḳ" office:value-type="string" office:string-value=" =eḳ"/></text:span><text:span text:style-name="headwordminor_.bzh"><text:variable-set text:name="Right_Guideword" text:display="none" text:formula="ooow: =eḳ" office:value-type="string" office:string-value=" =eḳ"/></text:span><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_.bzh"><text:variable-set text:name="Left_Guideword" text:display="none" text:formula="ooow: -ë" office:value-type="string" office:string-value=" -ë"/></text:span><text:span text:style-name="headword_.bzh"><text:variable-set text:name="Right_Guideword" text:display="none" text:formula="ooow: -ë" office:value-type="string" office:string-value=" -ë"/></text:span><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 text:display="none" text:formula="ooow: ë-" office:value-type="string" office:string-value=" ë-"/></text:span><text:span text:style-name="headwordminor_.bzh"><text:variable-set text:name="Right_Guideword" text:display="none" text:formula="ooow: ë-" office:value-type="string" office:string-value=" ë-"/></text:span><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 text:display="none" text:formula="ooow: ë'ë" office:value-type="string" office:string-value=" ë'ë"/></text:span><text:span text:style-name="headword_.bzh"><text:variable-set text:name="Right_Guideword" text:display="none" text:formula="ooow: ë'ë" office:value-type="string" office:string-value=" ë'ë"/></text:span><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ë! Höm-ë!</text:span><text:span text:style-name="example..after_examples_sense_senses_entry_letData_dicBody"> </text:span><text:span text:style-name="translation_translations_examples_sense_senses_entry_letData_dicBody">Here! Here's you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ëë</text:span><text:span text:style-name="headword_.bzh"><text:variable-set text:name="Left_Guideword" text:display="none" text:formula="ooow: ëë" office:value-type="string" office:string-value=" ëë"/></text:span><text:span text:style-name="headword_.bzh"><text:variable-set text:name="Right_Guideword" text:display="none" text:formula="ooow: ëë" office:value-type="string" office:string-value=" ëë"/></text:span><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1T13:53:53</meta:creation-date>
    <dc:creator>James</dc:creator>
    <dc:date>2011-06-01T13:53:53</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8\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